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8" style:family="paragraph" style:parent-style-name="Standard">
      <style:paragraph-properties fo:margin-left="2.498cm" fo:margin-right="0cm" fo:text-align="justify" style:justify-single-word="false" fo:text-indent="0cm" style:auto-text-indent="false" style:text-autospace="non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9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10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11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12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13" style:family="paragraph" style:parent-style-name="Standard">
      <style:paragraph-properties fo:margin-left="2.498cm" fo:margin-right="0cm" fo:text-indent="0cm" style:auto-text-indent="false"/>
      <style:text-properties fo:font-size="7pt" style:font-size-asian="7pt" style:font-size-complex="7pt"/>
    </style:style>
    <style:style style:name="P1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5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6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weight="normal" style:font-name-asian="Lucida Console" style:font-size-asian="7pt" style:font-weight-asian="normal" style:font-name-complex="Lucida Console" style:font-size-complex="7pt" style:font-weight-complex="normal"/>
    </style:style>
    <style:style style:name="P17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18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19" style:family="paragraph" style:parent-style-name="Text_20_body">
      <style:paragraph-properties fo:margin-left="2.498cm" fo:margin-right="0cm" fo:text-indent="0cm" style:auto-text-indent="false"/>
      <style:text-properties style:font-name="Consolas1" fo:font-size="7pt" style:font-size-asian="7pt" style:font-size-complex="7pt"/>
    </style:style>
    <style:style style:name="P20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1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22" style:family="paragraph" style:parent-style-name="Standard">
      <style:paragraph-properties fo:margin-left="3.747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23" style:family="paragraph" style:parent-style-name="Standard">
      <style:paragraph-properties fo:margin-left="3.747cm" fo:margin-right="0cm" fo:text-indent="0cm" style:auto-text-indent="false" style:text-autospace="none"/>
      <style:text-properties fo:color="#008000" style:font-name="Lucida Console" fo:font-size="7pt" fo:font-style="italic" fo:font-weight="normal" style:font-name-asian="Lucida Console" style:font-size-asian="7pt" style:font-style-asian="italic" style:font-weight-asian="normal" style:font-name-complex="Lucida Console" style:font-size-complex="7pt" style:font-style-complex="italic" style:font-weight-complex="normal"/>
    </style:style>
    <style:style style:name="P2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5" style:family="paragraph" style:parent-style-name="Standard">
      <style:paragraph-properties fo:margin-left="3.747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26" style:family="paragraph" style:parent-style-name="Standard">
      <style:paragraph-properties fo:margin-left="3.747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italic" style:font-name-asian="Times New Roman" style:font-size-asian="7pt" style:language-asian="zxx" style:country-asian="none" style:font-style-asian="italic" style:font-name-complex="Times New Roman" style:font-size-complex="7pt" style:language-complex="ar" style:country-complex="SA" style:font-style-complex="italic"/>
    </style:style>
    <style:style style:name="P27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28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29" style:family="paragraph" style:parent-style-name="Standard">
      <style:paragraph-properties fo:margin-left="3.747cm" fo:margin-right="0cm" fo:text-indent="0cm" style:auto-text-indent="false" style:text-autospace="none"/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30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31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weight="normal" style:font-name-asian="Lucida Console" style:font-size-asian="7pt" style:font-weight-asian="normal" style:font-name-complex="Lucida Console" style:font-size-complex="7pt" style:font-weight-complex="normal"/>
    </style:style>
    <style:style style:name="P32" style:family="paragraph" style:parent-style-name="Text_20_body">
      <style:paragraph-properties fo:margin-left="2.004cm" fo:margin-right="0cm" fo:text-indent="0cm" style:auto-text-indent="false"/>
      <style:text-properties fo:color="#25437c"/>
    </style:style>
    <style:style style:name="P33" style:family="paragraph" style:parent-style-name="Text_20_body">
      <style:text-properties fo:color="#25437c"/>
    </style:style>
    <style:style style:name="P34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35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6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37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38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6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7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5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5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52" style:family="paragraph" style:parent-style-name="Standard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5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5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55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56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57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58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59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60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61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62" style:family="paragraph" style:parent-style-name="Standard" style:list-style-name="L10">
      <style:text-properties fo:font-size="12pt" style:font-size-asian="12pt" style:font-size-complex="12pt"/>
    </style:style>
    <style:style style:name="P63" style:family="paragraph" style:parent-style-name="Standard" style:list-style-name="L10">
      <style:text-properties fo:font-size="12pt" style:font-size-asian="12pt" style:font-size-complex="12pt"/>
    </style:style>
    <style:style style:name="P64" style:family="paragraph" style:parent-style-name="Standard" style:list-style-name="L10">
      <style:text-properties fo:font-size="12pt" style:font-size-asian="12pt" style:font-size-complex="12pt"/>
    </style:style>
    <style:style style:name="P65" style:family="paragraph" style:parent-style-name="Standard" style:list-style-name="L10">
      <style:text-properties fo:font-size="12pt" style:font-size-asian="12pt" style:font-size-complex="12pt"/>
    </style:style>
    <style:style style:name="P66" style:family="paragraph" style:parent-style-name="Standard" style:list-style-name="L10">
      <style:text-properties fo:font-size="12pt" style:font-size-asian="12pt" style:font-size-complex="12pt"/>
    </style:style>
    <style:style style:name="P67" style:family="paragraph" style:parent-style-name="Standard" style:list-style-name="L10">
      <style:text-properties fo:font-size="12pt" style:font-size-asian="12pt" style:font-size-complex="12pt"/>
    </style:style>
    <style:style style:name="P68" style:family="paragraph" style:parent-style-name="Standard" style:list-style-name="L10">
      <style:text-properties fo:font-size="12pt" style:font-size-asian="12pt" style:font-size-complex="12pt"/>
    </style:style>
    <style:style style:name="P69" style:family="paragraph" style:parent-style-name="Standard" style:list-style-name="L10">
      <style:text-properties fo:font-size="12pt" style:font-size-asian="12pt" style:font-size-complex="12pt"/>
    </style:style>
    <style:style style:name="P70" style:family="paragraph" style:parent-style-name="Standard" style:list-style-name="L3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71" style:family="paragraph" style:parent-style-name="Standard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72" style:family="paragraph" style:parent-style-name="Standard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7pt" fo:font-style="normal" style:font-size-asian="7pt" style:font-style-asian="normal" style:font-size-complex="7pt" style:font-style-complex="normal"/>
    </style:style>
    <style:style style:name="P73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74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75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76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77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78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79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80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81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82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83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84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85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86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87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88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89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90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91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92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93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94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95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96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97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98" style:family="paragraph" style:parent-style-name="Standard" style:list-style-name="L10">
      <style:text-properties fo:color="#008000" style:font-name="Courier New1" fo:font-size="7pt" fo:font-style="italic" style:font-name-asian="Courier New1" style:font-size-asian="7pt" style:font-style-asian="italic" style:font-name-complex="Courier New1" style:font-size-complex="7pt" style:font-style-complex="italic"/>
    </style:style>
    <style:style style:name="P99" style:family="paragraph" style:parent-style-name="Standard">
      <style:paragraph-properties fo:text-align="justify" style:justify-single-word="false">
        <style:tab-stops>
          <style:tab-stop style:position="1.513cm"/>
        </style:tab-stops>
      </style:paragraph-properties>
      <style:text-properties style:font-name="Times New Roman"/>
    </style:style>
    <style:style style:name="P100" style:family="paragraph" style:parent-style-name="Standard">
      <style:paragraph-properties style:text-autospace="none"/>
      <style:text-properties fo:color="#000000" style:font-name="Lucida Consol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101" style:family="paragraph" style:parent-style-name="Standard">
      <style:paragraph-properties style:text-autospace="none"/>
      <style:text-properties fo:color="#000000" style:font-name="Lucida Consol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102" style:family="paragraph" style:parent-style-name="Standard">
      <style:paragraph-properties style:text-autospace="none"/>
      <style:text-properties fo:color="#000000" style:font-name="Lucida Consol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103" style:family="paragraph" style:parent-style-name="Standard">
      <style:paragraph-properties style:text-autospace="none"/>
      <style:text-properties fo:color="#000000" style:font-name="Lucida Consol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104" style:family="paragraph" style:parent-style-name="Standard">
      <style:paragraph-properties style:text-autospace="none"/>
      <style:text-properties fo:color="#000000" style:font-name="Lucida Consol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105" style:family="paragraph" style:parent-style-name="Standard">
      <style:paragraph-properties style:text-autospace="none"/>
      <style:text-properties fo:color="#000000" style:font-name="Lucida Consol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106" style:family="paragraph" style:parent-style-name="Standard">
      <style:paragraph-properties style:text-autospace="none"/>
      <style:text-properties fo:color="#000000" style:font-name="Lucida Consol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107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8000" style:font-name="Consolas1" fo:font-size="7pt" fo:font-style="normal" style:font-size-asian="7pt" style:font-style-asian="normal" style:font-size-complex="7pt" style:font-style-complex="normal"/>
    </style:style>
    <style:style style:name="P108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109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7pt" fo:font-style="normal" style:font-size-asian="7pt" style:font-style-asian="normal" style:font-size-complex="7pt" style:font-style-complex="normal"/>
    </style:style>
    <style:style style:name="P110" style:family="paragraph" style:parent-style-name="Standard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7pt" style:font-size-asian="7pt" style:font-size-complex="7pt"/>
    </style:style>
    <style:style style:name="P111" style:family="paragraph" style:parent-style-name="Standard" style:list-style-name="L10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112" style:family="paragraph" style:parent-style-name="Standard" style:list-style-name="L4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113" style:family="paragraph" style:parent-style-name="Standard" style:list-style-name="L5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114" style:family="paragraph" style:parent-style-name="Standard" style:list-style-name="L8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115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116" style:family="paragraph" style:parent-style-name="Standard" style:list-style-name="WW8Num2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17" style:family="paragraph" style:parent-style-name="Standard" style:list-style-name="WW8Num2">
      <style:paragraph-properties fo:margin-left="0.566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color="#008000" style:font-name="Consolas1" fo:font-size="7pt" fo:font-style="normal" style:font-size-asian="7pt" style:font-style-asian="normal" style:font-size-complex="7pt" style:font-style-complex="normal"/>
    </style:style>
    <style:style style:name="P118" style:family="paragraph" style:parent-style-name="Standard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119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120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121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122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123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" fo:font-size="12pt" fo:font-style="normal" fo:font-weight="bold" style:font-name-asian="Lucida Console" style:font-size-asian="12pt" style:font-style-asian="normal" style:font-weight-asian="bold" style:font-name-complex="Lucida Console" style:font-size-complex="12pt" style:font-style-complex="normal" style:font-weight-complex="bold"/>
    </style:style>
    <style:style style:name="P124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125" style:family="paragraph" style:parent-style-name="Standard">
      <style:paragraph-properties fo:margin-left="7.493cm" fo:margin-right="0cm" fo:text-indent="0cm" style:auto-text-indent="false" style:text-autospace="none"/>
      <style:text-properties fo:color="#26abae" style:font-name="Lucida Console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126" style:family="paragraph" style:parent-style-name="Текст1">
      <style:paragraph-properties fo:text-align="center" style:justify-single-word="false"/>
    </style:style>
    <style:style style:name="P127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</style:style>
    <style:style style:name="P128" style:family="paragraph" style:parent-style-name="Heading_20_2" style:list-style-name="WW8Num2"/>
    <style:style style:name="P129" style:family="paragraph" style:parent-style-name="Heading_20_2" style:list-style-name="WW8Num2"/>
    <style:style style:name="P130" style:family="paragraph" style:parent-style-name="Heading_20_2" style:list-style-name="WW8Num2"/>
    <style:style style:name="P131" style:family="paragraph" style:parent-style-name="Heading_20_2" style:list-style-name="WW8Num2">
      <style:text-properties fo:font-size="12pt" style:font-size-asian="12pt" style:font-size-complex="12pt"/>
    </style:style>
    <style:style style:name="P132" style:family="paragraph" style:parent-style-name="Heading_20_2" style:list-style-name="WW8Num2"/>
    <style:style style:name="P133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34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35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36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37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38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39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40" style:family="paragraph" style:parent-style-name="Text_20_body" style:list-style-name="L3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41" style:family="paragraph" style:parent-style-name="Text_20_body" style:list-style-name="L3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42" style:family="paragraph" style:parent-style-name="Text_20_body" style:list-style-name="L4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43" style:family="paragraph" style:parent-style-name="Text_20_body" style:list-style-name="L4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44" style:family="paragraph" style:parent-style-name="Text_20_body" style:list-style-name="L4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45" style:family="paragraph" style:parent-style-name="Text_20_body" style:list-style-name="L4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46" style:family="paragraph" style:parent-style-name="Text_20_body" style:list-style-name="L4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47" style:family="paragraph" style:parent-style-name="Text_20_body" style:list-style-name="L5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48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49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50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51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52" style:family="paragraph" style:parent-style-name="Text_20_body" style:list-style-name="L7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53" style:family="paragraph" style:parent-style-name="Text_20_body" style:list-style-name="L7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54" style:family="paragraph" style:parent-style-name="Text_20_body" style:list-style-name="L7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55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56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57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58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59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160" style:family="paragraph" style:parent-style-name="Text_20_body" style:list-style-name="L11">
      <style:text-properties style:font-name="Times New Roman"/>
    </style:style>
    <style:style style:name="P161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fo:font-weight="normal" style:font-weight-asian="normal" style:font-weight-complex="normal"/>
    </style:style>
    <style:style style:name="P162" style:family="paragraph" style:parent-style-name="Text_20_body" style:list-style-name="L9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63" style:family="paragraph" style:parent-style-name="Text_20_body" style:list-style-name="L9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64" style:family="paragraph" style:parent-style-name="Text_20_body" style:list-style-name="L9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165" style:family="paragraph" style:parent-style-name="Text_20_body" style:list-style-name="L9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T1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2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3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4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5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6" style:family="text"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T7" style:family="text"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T8" style:family="text">
      <style:text-properties fo:color="#a000a0"/>
    </style:style>
    <style:style style:name="T9" style:family="text">
      <style:text-properties fo:color="#25437c"/>
    </style:style>
    <style:style style:name="T10" style:family="text">
      <style:text-properties fo:color="#25437c" style:font-name="Consolas1"/>
    </style:style>
    <style:style style:name="T11" style:family="text">
      <style:text-properties fo:color="#25437c" style:font-name="Consolas1" fo:font-size="7pt" style:font-size-asian="7pt" style:font-size-complex="7pt"/>
    </style:style>
    <style:style style:name="T12" style:family="text">
      <style:text-properties fo:color="#0000ff"/>
    </style:style>
    <style:style style:name="T13" style:family="text">
      <style:text-properties fo:color="#0000ff" style:font-name="Consolas1" fo:font-size="7pt" style:font-size-asian="7pt" style:font-size-complex="7pt"/>
    </style:style>
    <style:style style:name="T14" style:family="text">
      <style:text-properties fo:color="#008000"/>
    </style:style>
    <style:style style:name="T15" style:family="text">
      <style:text-properties fo:color="#008000" style:font-name="Lucida Console" fo:font-style="italic" style:font-name-asian="Lucida Console" style:font-style-asian="italic" style:font-name-complex="Lucida Console" style:font-style-complex="italic"/>
    </style:style>
    <style:style style:name="T16" style:family="text">
      <style:text-properties fo:color="#008000" style:font-name="Lucida Console" fo:font-style="italic" fo:font-weight="normal" style:font-name-asian="Lucida Console" style:font-style-asian="italic" style:font-weight-asian="normal" style:font-name-complex="Lucida Console" style:font-style-complex="italic" style:font-weight-complex="normal"/>
    </style:style>
    <style:style style:name="T17" style:family="text">
      <style:text-properties fo:color="#008000" style:font-name="Lucida Console" fo:font-style="italic" fo:font-weight="bold" style:font-name-asian="Lucida Console" style:font-style-asian="italic" style:font-weight-asian="bold" style:font-name-complex="Lucida Console" style:font-style-complex="italic" style:font-weight-complex="bold"/>
    </style:style>
    <style:style style:name="T18" style:family="text">
      <style:text-properties fo:color="#008000" style:font-name="Lucida Console" fo:language="ru" fo:country="RU" fo:font-style="italic" style:font-name-asian="Lucida Console" style:language-asian="zxx" style:country-asian="none" style:font-style-asian="italic" style:font-name-complex="Lucida Console" style:language-complex="ar" style:country-complex="SA" style:font-style-complex="italic"/>
    </style:style>
    <style:style style:name="T19" style:family="text">
      <style:text-properties fo:color="#008000" style:font-name="Courier New1" fo:font-style="italic" fo:font-weight="normal" style:font-name-asian="Courier New1" style:font-style-asian="italic" style:font-weight-asian="normal" style:font-name-complex="Courier New1" style:font-style-complex="italic" style:font-weight-complex="normal"/>
    </style:style>
    <style:style style:name="T20" style:family="text">
      <style:text-properties fo:color="#008000" style:font-name="Courier New1" fo:font-style="italic" style:font-name-asian="Courier New1" style:font-style-asian="italic" style:font-name-complex="Courier New1" style:font-style-complex="italic"/>
    </style:style>
    <style:style style:name="T21" style:family="text">
      <style:text-properties fo:color="#808080"/>
    </style:style>
    <style:style style:name="T22" style:family="text">
      <style:text-properties fo:color="#808080" style:font-name="Consolas1" fo:font-size="7pt" style:font-size-asian="7pt" style:font-size-complex="7pt"/>
    </style:style>
    <style:style style:name="T23" style:family="text">
      <style:text-properties fo:color="#808080" style:font-name="Lucida Console" style:font-name-asian="Lucida Console" style:font-name-complex="Lucida Console"/>
    </style:style>
    <style:style style:name="T24" style:family="text">
      <style:text-properties fo:color="#808080" style:font-name="Lucida Console" fo:font-style="normal" style:font-name-asian="Lucida Console" style:font-style-asian="normal" style:font-name-complex="Lucida Console" style:font-style-complex="normal"/>
    </style:style>
    <style:style style:name="T25" style:family="text">
      <style:text-properties fo:color="#808080" style:font-name="Lucida Console" fo:font-style="normal" fo:font-weight="normal" style:font-name-asian="Lucida Console" style:font-style-asian="normal" style:font-weight-asian="normal" style:font-name-complex="Lucida Console" style:font-style-complex="normal" style:font-weight-complex="normal"/>
    </style:style>
    <style:style style:name="T26" style:family="text">
      <style:text-properties fo:color="#808080" style:font-name="Lucida Console" fo:font-style="normal" fo:font-weight="bold" style:font-name-asian="Lucida Console" style:font-style-asian="normal" style:font-weight-asian="bold" style:font-name-complex="Lucida Console" style:font-style-complex="normal" style:font-weight-complex="bold"/>
    </style:style>
    <style:style style:name="T27" style:family="text">
      <style:text-properties fo:color="#808080" style:font-name="Lucida Console" fo:language="ru" fo:country="RU" fo:font-style="normal" style:font-name-asian="Lucida Console" style:language-asian="zxx" style:country-asian="none" style:font-style-asian="normal" style:font-name-complex="Lucida Console" style:language-complex="ar" style:country-complex="SA" style:font-style-complex="normal"/>
    </style:style>
    <style:style style:name="T28" style:family="text">
      <style:text-properties fo:color="#808080" style:font-name="Lucida Console" fo:font-weight="normal" style:font-name-asian="Lucida Console" style:font-weight-asian="normal" style:font-name-complex="Lucida Console" style:font-weight-complex="normal"/>
    </style:style>
    <style:style style:name="T29" style:family="text">
      <style:text-properties fo:color="#808080" style:font-name="Lucida Console" fo:font-weight="normal" style:font-weight-asian="normal" style:font-weight-complex="normal"/>
    </style:style>
    <style:style style:name="T30" style:family="text">
      <style:text-properties fo:color="#880000"/>
    </style:style>
    <style:style style:name="T31" style:family="text">
      <style:text-properties fo:color="#880000" style:font-name="Consolas1" fo:font-size="7pt" style:font-size-asian="7pt" style:font-size-complex="7pt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ize="12pt"/>
    </style:style>
    <style:style style:name="T34" style:family="text">
      <style:text-properties fo:font-size="12pt" fo:font-style="italic" style:font-size-asian="12pt" style:font-style-asian="italic" style:font-size-complex="12pt" style:font-style-complex="italic"/>
    </style:style>
    <style:style style:name="T35" style:family="text">
      <style:text-properties style:font-size-asian="12pt"/>
    </style:style>
    <style:style style:name="T36" style:family="text">
      <style:text-properties fo:color="#000000" style:font-name="Lucida Console" fo:font-size="10pt" style:font-name-asian="Lucida Console" style:font-size-asian="10pt" style:font-name-complex="Lucida Console" style:font-size-complex="10pt"/>
    </style:style>
    <style:style style:name="T37" style:family="text">
      <style:text-properties fo:color="#000000" style:font-name="Lucida Console" fo:font-style="normal" style:font-name-asian="Lucida Console" style:font-style-asian="normal" style:font-name-complex="Lucida Console" style:font-style-complex="normal"/>
    </style:style>
    <style:style style:name="T38" style:family="text">
      <style:text-properties fo:color="#000000" style:font-name="Lucida Console" fo:font-style="normal" fo:font-weight="normal" style:font-name-asian="Lucida Console" style:font-style-asian="normal" style:font-weight-asian="normal" style:font-name-complex="Lucida Console" style:font-style-complex="normal" style:font-weight-complex="normal"/>
    </style:style>
    <style:style style:name="T39" style:family="text">
      <style:text-properties fo:color="#000000" style:font-name="Lucida Console" fo:font-weight="normal" style:font-name-asian="Lucida Console" style:font-weight-asian="normal" style:font-name-complex="Lucida Console" style:font-weight-complex="normal"/>
    </style:style>
    <style:style style:name="T40" style:family="text">
      <style:text-properties fo:color="#000000" style:font-name="Lucida Console" fo:font-weight="normal" style:font-weight-asian="normal" style:font-weight-complex="normal"/>
    </style:style>
    <style:style style:name="T41" style:family="text">
      <style:text-properties fo:color="#000000" style:font-name="Lucida Console" style:font-name-asian="Lucida Console" style:font-name-complex="Lucida Console"/>
    </style:style>
    <style:style style:name="T42" style:family="text">
      <style:text-properties fo:color="#00000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T43" style:family="text">
      <style:text-properties fo:color="#000000" style:font-name="Lucida Console" fo:font-weight="bold" style:font-weight-asian="bold" style:font-weight-complex="bold"/>
    </style:style>
    <style:style style:name="T44" style:family="text">
      <style:text-properties fo:color="#26abae" style:font-name="Lucida Console" fo:font-size="10pt" style:font-name-asian="Lucida Console" style:font-size-asian="10pt" style:font-name-complex="Lucida Console" style:font-size-complex="10pt"/>
    </style:style>
    <style:style style:name="T45" style:family="text">
      <style:text-properties fo:color="#26abae" style:font-name="Lucida Console" fo:font-style="normal" fo:font-weight="bold" style:font-name-asian="Lucida Console" style:font-style-asian="normal" style:font-weight-asian="bold" style:font-name-complex="Lucida Console" style:font-style-complex="normal" style:font-weight-complex="bold"/>
    </style:style>
    <style:style style:name="T46" style:family="text">
      <style:text-properties fo:color="#26abae" style:font-name="Lucida Console" fo:font-weight="bold" style:font-name-asian="Lucida Console" style:font-weight-asian="bold" style:font-name-complex="Lucida Console" style:font-weight-complex="bold"/>
    </style:style>
    <style:style style:name="T47" style:family="text">
      <style:text-properties fo:color="#26abae" style:font-name="Lucida Console" style:font-name-asian="Lucida Console" style:font-name-complex="Lucida Console"/>
    </style:style>
    <style:style style:name="T48" style:family="text">
      <style:text-properties fo:color="#0000df" style:font-name="Lucida Console" fo:font-style="normal" fo:font-weight="bold" style:font-name-asian="Lucida Console" style:font-style-asian="normal" style:font-weight-asian="bold" style:font-name-complex="Lucida Console" style:font-style-complex="normal" style:font-weight-complex="bold"/>
    </style:style>
    <style:style style:name="T49" style:family="text">
      <style:text-properties fo:color="#0000df" style:font-name="Lucida Console" fo:font-weight="bold" style:font-name-asian="Lucida Console" style:font-weight-asian="bold" style:font-name-complex="Lucida Console" style:font-weight-complex="bold"/>
    </style:style>
    <style:style style:name="T50" style:family="text">
      <style:text-properties fo:color="#0000df" style:font-name="Lucida Console" fo:font-weight="bold" style:font-weight-asian="bold" style:font-weight-complex="bold"/>
    </style:style>
    <style:style style:name="T51" style:family="text">
      <style:text-properties fo:color="#0000df" style:font-name="Lucida Console" fo:font-size="10pt" style:font-name-asian="Lucida Console" style:font-size-asian="10pt" style:font-name-complex="Lucida Console" style:font-size-complex="10pt"/>
    </style:style>
    <style:style style:name="T52" style:family="text">
      <style:text-properties fo:color="#0000df" style:font-name="Lucida Console" style:font-name-asian="Lucida Console" style:font-name-complex="Lucida Console"/>
    </style:style>
    <style:style style:name="T53" style:family="text">
      <style:text-properties style:font-name="Lucida Console" fo:font-weight="bold" style:font-weight-asian="bold" style:font-weight-complex="bold"/>
    </style:style>
    <style:style style:name="T54" style:family="text">
      <style:text-properties fo:color="#c00000" style:font-name="Lucida Console" fo:font-style="normal" fo:font-weight="normal" style:font-name-asian="Lucida Console" style:font-style-asian="normal" style:font-weight-asian="normal" style:font-name-complex="Lucida Console" style:font-style-complex="normal" style:font-weight-complex="normal"/>
    </style:style>
    <style:style style:name="T55" style:family="text">
      <style:text-properties fo:color="#c00000" style:font-name="Lucida Console" fo:font-weight="normal" style:font-name-asian="Lucida Console" style:font-weight-asian="normal" style:font-name-complex="Lucida Console" style:font-weight-complex="normal"/>
    </style:style>
    <style:style style:name="T56" style:family="text">
      <style:text-properties fo:color="#c00000" style:font-name="Lucida Console" fo:font-size="10pt" style:font-name-asian="Lucida Console" style:font-size-asian="10pt" style:font-name-complex="Lucida Console" style:font-size-complex="10pt"/>
    </style:style>
    <style:style style:name="T57" style:family="text">
      <style:text-properties fo:color="#c00000" style:font-name="Lucida Console" style:font-name-asian="Lucida Console" style:font-name-complex="Lucida Console"/>
    </style:style>
    <style:style style:name="T58" style:family="text">
      <style:text-properties fo:font-weight="bold"/>
    </style:style>
    <style:style style:name="T59" style:family="text">
      <style:text-properties fo:color="#de06e3" style:font-name="Lucida Console" fo:font-style="normal" fo:font-weight="normal" style:font-name-asian="Lucida Console" style:font-style-asian="normal" style:font-weight-asian="normal" style:font-name-complex="Lucida Console" style:font-style-complex="normal" style:font-weight-complex="normal"/>
    </style:style>
    <style:style style:name="T60" style:family="text">
      <style:text-properties fo:color="#de06e3" style:font-name="Lucida Console" fo:font-size="10pt" style:font-name-asian="Lucida Console" style:font-size-asian="10pt" style:font-name-complex="Lucida Console" style:font-size-complex="10pt"/>
    </style:style>
    <style:style style:name="T61" style:family="text">
      <style:text-properties fo:color="#de06e3" style:font-name="Lucida Console" style:font-name-asian="Lucida Console" style:font-name-complex="Lucida Console"/>
    </style:style>
    <style:style style:name="T62" style:family="text">
      <style:text-properties style:font-size-complex="12pt"/>
    </style:style>
    <style:style style:name="T63" style:family="text">
      <style:text-properties fo:font-style="italic"/>
    </style:style>
    <style:style style:name="T64" style:family="text">
      <style:text-properties style:font-style-asian="italic"/>
    </style:style>
    <style:style style:name="T65" style:family="text">
      <style:text-properties style:font-style-complex="italic"/>
    </style:style>
    <style:style style:name="T66" style:family="text">
      <style:text-properties fo:language="en" fo:country="US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878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2.148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3.418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4.688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5.958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7.228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8.498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9.76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11.038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12.308cm" text:min-label-width="0.635cm"/>
        <style:text-properties fo:font-family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3</text:p>
      <text:p text:style-name="P126"><text:span text:style-name="T4">«</text:span><text:span text:style-name="T5">Применение протоколов связи приложений DDE и OLE </text:span><text:span text:style-name="T4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Романенко</text:span><text:span text:style-name="T1"> С.А.</text:span></text:p>
      <text:p text:style-name="P6">Выполнил:<text:tab/><text:tab/>студент гр. 3351</text:p>
      <text:p text:style-name="P6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p text:style-name="Standard"/>
      <text:list text:style-name="WW8Num2">
        <text:list-item>
          <text:h text:style-name="P36" text:outline-level="1"><text:s/>Цель работы</text:h>
          <text:p text:style-name="P161"><text:span text:style-name="T7">Освоить приемы использования </text:span>протоколов связи приложений DDE и OLE.</text:p>
        </text:list-item>
        <text:list-item>
          <text:h text:style-name="P35" text:outline-level="1"><text:span text:style-name="T2"><text:s/></text:span><text:span text:style-name="T2">Выполнение</text:span></text:h>
          <text:list>
            <text:list-item>
              <text:h text:style-name="P127" text:outline-level="2"><text:s/><text:span text:style-name="T58">Знакомство с возможностями DDE и OLE с помощью Visual Basic</text:span></text:h>
              <text:list>
                <text:list-item>
                  <text:p text:style-name="P39">На Visual Basic for Application написать макрос, который с помощью DDE создает новую группу на рабочем столе и в ней новый программный элемент</text:p>
                  <text:p text:style-name="P39"/>
                </text:list-item>
                <text:list-item>
                  <text:p text:style-name="P39">На Visual Basic for Application написать макрос, который с помощью DDE загружает в Excel файл с тестовой электронной таблицей, считывает и записывает в нее данные, закрывает файл </text:p>
                  <text:p text:style-name="P39"/>
                </text:list-item>
                <text:list-item>
                  <text:p text:style-name="P39">На Visual Basic for Application (в Excel) написать макрос который с помощью OLE Automation запускает произвольное приложение и сохраняет в ячейках Excel информацию из него. В отчете объяснить отличия DDE от OLE Automation</text:p>
                </text:list-item>
              </text:list>
            </text:list-item>
          </text:list>
        </text:list-item>
      </text:list>
      <text:p text:style-name="P52">Запишем новый макрос в <text:span text:style-name="T66">Excel</text:span>, с помощью меню «Макросы» и «Редактор <text:span text:style-name="T66">Visual</text:span> <text:span text:style-name="T66">Basic</text:span>»:</text:p>
      <text:p text:style-name="P72"><text:span text:style-name="T52">Sub</text:span><text:span text:style-name="T41"> CreateProgramGroup</text:span><text:span text:style-name="T47">()</text:span></text:p>
      <text:p text:style-name="P73"><text:span text:style-name="T41"><text:s text:c="4"/></text:span><text:span text:style-name="T52">Dim</text:span><text:span text:style-name="T41"> ch </text:span><text:span text:style-name="T52">As</text:span><text:span text:style-name="T41"> </text:span><text:span text:style-name="T52">Integer</text:span></text:p>
      <text:p text:style-name="P73"><text:span text:style-name="T41"><text:s text:c="4"/>ch </text:span><text:span text:style-name="T47">=</text:span><text:span text:style-name="T41"> DDEInitiate</text:span><text:span text:style-name="T47">(</text:span><text:span text:style-name="T61">"progman"</text:span><text:span text:style-name="T47">,</text:span><text:span text:style-name="T41"> </text:span><text:span text:style-name="T61">"progman"</text:span><text:span text:style-name="T47">)</text:span></text:p>
      <text:p text:style-name="P73"><text:span text:style-name="T41"><text:s text:c="4"/>DDEExecute ch</text:span><text:span text:style-name="T47">,</text:span><text:span text:style-name="T41"> </text:span><text:span text:style-name="T61">"[CreateGroup(""1341 Program group"")]"</text:span></text:p>
      <text:p text:style-name="P73"><text:span text:style-name="T41"><text:s text:c="4"/>DDEExecute ch</text:span><text:span text:style-name="T47">,</text:span><text:span text:style-name="T41"> </text:span><text:span text:style-name="T61">"[ShowGroup(""1341 Program group"")]"</text:span></text:p>
      <text:p text:style-name="P73"><text:span text:style-name="T41"><text:s text:c="4"/>DDEExecute ch</text:span><text:span text:style-name="T47">,</text:span><text:span text:style-name="T41"> </text:span><text:span text:style-name="T61">"[AddItem(""c:\Program Files\Microsoft Office\OFFICE\WINWORD.EXE"", ""Microsoft Word"")]"</text:span></text:p>
      <text:p text:style-name="P73"><text:span text:style-name="T41"><text:s text:c="4"/>DDEExecute ch</text:span><text:span text:style-name="T47">,</text:span><text:span text:style-name="T41"> </text:span><text:span text:style-name="T61">"[AddItem(""c:\Program Files\Microsoft Office\OFFICE\EXCEL.EXE"", ""Microsoft Excel"")]"</text:span></text:p>
      <text:p text:style-name="P100"><text:s text:c="4"/>DDETerminate ch</text:p>
      <text:p text:style-name="P73"><text:span text:style-name="T52">End</text:span><text:span text:style-name="T41"> </text:span><text:span text:style-name="T52">Sub</text:span></text:p>
      <text:p text:style-name="P100"/>
      <text:p text:style-name="P100"/>
      <text:p text:style-name="P73"><text:span text:style-name="T52">Sub</text:span><text:span text:style-name="T41"> EditExcelBook</text:span><text:span text:style-name="T47">()</text:span></text:p>
      <text:p text:style-name="P73"><text:span text:style-name="T41"><text:s text:c="4"/></text:span><text:span text:style-name="T52">Dim</text:span><text:span text:style-name="T41"> Str </text:span><text:span text:style-name="T52">As</text:span><text:span text:style-name="T41"> </text:span><text:span text:style-name="T52">String</text:span></text:p>
      <text:p text:style-name="P73"><text:span text:style-name="T41"><text:s text:c="4"/>exCh </text:span><text:span text:style-name="T47">=</text:span><text:span text:style-name="T41"> DDEInitiate</text:span><text:span text:style-name="T47">(</text:span><text:span text:style-name="T61">"Excel"</text:span><text:span text:style-name="T47">,</text:span><text:span text:style-name="T41"> </text:span><text:span text:style-name="T61">"System"</text:span><text:span text:style-name="T47">)</text:span></text:p>
      <text:p text:style-name="P73"><text:span text:style-name="T41"><text:s text:c="4"/>DDEExecute exCh</text:span><text:span text:style-name="T47">,</text:span><text:span text:style-name="T41"> </text:span><text:span text:style-name="T61">"[Open(""C:\dron\oop2005\lab3\all\test.xls"")]"</text:span></text:p>
      <text:p text:style-name="P73"><text:span text:style-name="T41"><text:s text:c="4"/>DDEExecute exCh</text:span><text:span text:style-name="T47">,</text:span><text:span text:style-name="T41"> </text:span><text:span text:style-name="T61">"^{HOME}"</text:span></text:p>
      <text:p text:style-name="P73"><text:span text:style-name="T41"><text:s text:c="4"/></text:span><text:span text:style-name="T52">For</text:span><text:span text:style-name="T41"> i </text:span><text:span text:style-name="T47">=</text:span><text:span text:style-name="T41"> </text:span><text:span text:style-name="T57">1</text:span><text:span text:style-name="T41"> </text:span><text:span text:style-name="T52">To</text:span><text:span text:style-name="T41"> </text:span><text:span text:style-name="T57">10</text:span></text:p>
      <text:p text:style-name="P73"><text:span text:style-name="T41"><text:s text:c="8"/>DDEExecute exCh</text:span><text:span text:style-name="T47">,</text:span><text:span text:style-name="T41"> </text:span><text:span text:style-name="T61">" - "</text:span><text:span text:style-name="T41"> </text:span><text:span text:style-name="T47">&amp;</text:span><text:span text:style-name="T41"> i </text:span><text:span text:style-name="T47">&amp;</text:span><text:span text:style-name="T41"> </text:span><text:span text:style-name="T61">" - "</text:span><text:span text:style-name="T41"> </text:span><text:span text:style-name="T47">&amp;</text:span><text:span text:style-name="T41"> </text:span><text:span text:style-name="T61">"{Enter}"</text:span></text:p>
      <text:p text:style-name="P73"><text:span text:style-name="T41"><text:s text:c="4"/></text:span><text:span text:style-name="T52">Next</text:span><text:span text:style-name="T41"> i</text:span></text:p>
      <text:p text:style-name="P73"><text:span text:style-name="T41"><text:s text:c="4"/>DDEExecute exCh</text:span><text:span text:style-name="T47">,</text:span><text:span text:style-name="T41"> </text:span><text:span text:style-name="T61">"[Save]"</text:span></text:p>
      <text:p text:style-name="P73"><text:span text:style-name="T41"><text:s text:c="4"/>DDEExecute exCh</text:span><text:span text:style-name="T47">,</text:span><text:span text:style-name="T41"> </text:span><text:span text:style-name="T61">"[Close]"</text:span></text:p>
      <text:p text:style-name="P100"><text:s text:c="8"/></text:p>
      <text:p text:style-name="P100"><text:s text:c="4"/>DDETerminate exCh</text:p>
      <text:p text:style-name="P100"><text:s text:c="4"/></text:p>
      <text:p text:style-name="P73"><text:span text:style-name="T52">End</text:span><text:span text:style-name="T41"> </text:span><text:span text:style-name="T52">Sub</text:span></text:p>
      <text:p text:style-name="P100"/>
      <text:p text:style-name="P73"><text:span text:style-name="T52">Sub</text:span><text:span text:style-name="T41"> CopyFromWordViaOLE</text:span><text:span text:style-name="T47">()</text:span></text:p>
      <text:p text:style-name="P73"><text:span text:style-name="T41"><text:s text:c="4"/></text:span><text:span text:style-name="T52">Set</text:span><text:span text:style-name="T41"> objWord </text:span><text:span text:style-name="T47">=</text:span><text:span text:style-name="T41"> </text:span><text:span text:style-name="T52">CreateObject</text:span><text:span text:style-name="T47">(</text:span><text:span text:style-name="T61">"Word.Application"</text:span><text:span text:style-name="T47">)</text:span></text:p>
      <text:p text:style-name="P73"><text:span text:style-name="T41"><text:s text:c="4"/>objWord.Documents.Open </text:span><text:span text:style-name="T47">(</text:span><text:span text:style-name="T61">"C:\dron\oop2005\lab3\all\test.doc"</text:span><text:span text:style-name="T47">)</text:span></text:p>
      <text:p text:style-name="P73"><text:span text:style-name="T41"><text:s text:c="4"/></text:span><text:span text:style-name="T52">For</text:span><text:span text:style-name="T41"> i </text:span><text:span text:style-name="T47">=</text:span><text:span text:style-name="T41"> </text:span><text:span text:style-name="T57">1</text:span><text:span text:style-name="T41"> </text:span><text:span text:style-name="T52">To</text:span><text:span text:style-name="T41"> objWord.ActiveDocument.Words.Count</text:span></text:p>
      <text:p text:style-name="P73"><text:span text:style-name="T41"><text:s text:c="8"/>Cells</text:span><text:span text:style-name="T47">(</text:span><text:span text:style-name="T41">i</text:span><text:span text:style-name="T47">,</text:span><text:span text:style-name="T41"> </text:span><text:span text:style-name="T57">1</text:span><text:span text:style-name="T47">)</text:span><text:span text:style-name="T41"> </text:span><text:span text:style-name="T47">=</text:span><text:span text:style-name="T41"> objWord.ActiveDocument.Words</text:span><text:span text:style-name="T47">(</text:span><text:span text:style-name="T41">i</text:span><text:span text:style-name="T47">)</text:span></text:p>
      <text:p text:style-name="P73"><text:span text:style-name="T41"><text:s text:c="4"/></text:span><text:span text:style-name="T52">Next</text:span><text:span text:style-name="T41"> i <text:s text:c="7"/></text:span></text:p>
      <text:p text:style-name="P73"><text:span text:style-name="T52">End</text:span><text:span text:style-name="T41"> Sub</text:span></text:p>
      <text:list text:style-name="WW8Num2" text:continue-numbering="true">
        <text:list-item>
          <text:list text:continue-numbering="true">
            <text:list-item>
              <text:h text:style-name="P128" text:outline-level="2"><text:span text:style-name="T58">Создание приложений с поддержкой OLE на C++</text:span> </text:h>
              <text:list>
                <text:list-item>
                  <text:p text:style-name="P39">На Visual C++ с помощью OLE Automation реализовать в приложении операции из разд. 2.1.1 и 2.1.2 </text:p>
                </text:list-item>
                <text:list-item>
                  <text:p text:style-name="P39">Дополнить приложение по индивидуальному заданию из л/р 2 возможностями OLE контейнера, OLE сервера, OLE сервера автоматизации </text:p>
                </text:list-item>
              </text:list>
            </text:list-item>
          </text:list>
        </text:list-item>
      </text:list>
      <text:p text:style-name="P99"/>
      <text:list text:style-name="WW8Num2" text:continue-numbering="true">
        <text:list-item>
          <text:h text:style-name="P37" text:outline-level="1"><text:span text:style-name="T2"><text:s/></text:span><text:span text:style-name="T2">Вывод</text:span></text:h>
        </text:list-item>
      </text:list>
      <text:p text:style-name="P7">В ходе лабораторной работы освоены навыки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5T02:37:05</dc:date>
    <meta:print-date>2007-10-20T15:01:00</meta:print-date>
    <meta:editing-cycles>144</meta:editing-cycles>
    <meta:editing-duration>PT15H10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3" meta:word-count="322" meta:character-count="2461"/>
  </office:meta>
</office:document-meta>
</file>